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198a8a" draw:textarea-vertical-align="middle"/>
    </style:style>
    <style:style style:name="gr2" style:family="graphic" style:parent-style-name="standard">
      <style:graphic-properties draw:stroke="none" draw:fill="solid" draw:fill-color="#94bd5e" draw:textarea-vertical-align="middle"/>
    </style:style>
    <style:style style:name="gr3" style:family="graphic" style:parent-style-name="standard">
      <style:graphic-properties draw:stroke="none" draw:fill="solid" draw:fill-color="#b84747" draw:textarea-vertical-align="middle" draw:shadow="hidden"/>
    </style:style>
    <style:style style:name="gr4" style:family="graphic" style:parent-style-name="standard">
      <style:graphic-properties draw:stroke="none" draw:fill="solid" draw:fill-color="#00cccc" draw:textarea-vertical-align="middle"/>
    </style:style>
    <style:style style:name="gr5" style:family="graphic" style:parent-style-name="standard">
      <style:graphic-properties draw:stroke="none" draw:textarea-vertical-align="middle" draw:shadow="hidden"/>
    </style:style>
    <style:style style:name="gr6" style:family="graphic" style:parent-style-name="standard">
      <style:graphic-properties draw:stroke="none" draw:fill="solid" draw:fill-color="#0047ff" draw:textarea-vertical-align="middle"/>
    </style:style>
    <style:style style:name="gr7" style:family="graphic" style:parent-style-name="standard">
      <style:graphic-properties draw:stroke="none" draw:fill="solid" draw:fill-color="#e6e64c" draw:textarea-vertical-align="middle"/>
    </style:style>
    <style:style style:name="gr8" style:family="graphic" style:parent-style-name="standard">
      <style:graphic-properties draw:stroke="none" draw:fill="solid" draw:fill-color="#355e00" draw:textarea-vertical-align="middle"/>
    </style:style>
    <style:style style:name="gr9" style:family="graphic" style:parent-style-name="standard">
      <style:graphic-properties draw:stroke="none" draw:textarea-vertical-align="middle"/>
    </style:style>
    <style:style style:name="gr10" style:family="graphic" style:parent-style-name="standard">
      <style:graphic-properties draw:stroke="none" draw:fill="solid" draw:fill-color="#006b6b" draw:textarea-vertical-align="middle"/>
    </style:style>
    <style:style style:name="gr11" style:family="graphic" style:parent-style-name="standard">
      <style:graphic-properties draw:stroke="none" draw:fill="solid" draw:fill-color="#cccc00" draw:textarea-vertical-align="middle"/>
    </style:style>
    <style:style style:name="gr1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solid" draw:fill-color="#5c8526" draw:textarea-vertical-align="middle"/>
    </style:style>
    <style:style style:name="gr15" style:family="graphic" style:parent-style-name="standard">
      <style:graphic-properties draw:stroke="none" draw:fill="solid" draw:fill-color="#804c19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3" draw:id="id3" draw:layer="layout" svg:width="5.874cm" svg:height="1.95cm" svg:x="2.1cm" svg:y="13.4cm">
          <text:p text:style-name="P1">资源管理系统</text:p>
        </draw:rect>
        <draw:rect draw:style-name="gr2" draw:text-style-name="P1" xml:id="id6" draw:id="id6" draw:layer="layout" svg:width="7.011cm" svg:height="3.126cm" svg:x="9.742cm" svg:y="8.874cm">
          <text:p text:style-name="P1">基于OpenGL的</text:p>
          <text:p text:style-name="P1">渲染系统</text:p>
        </draw:rect>
        <draw:rect draw:style-name="gr3" draw:text-style-name="P1" xml:id="id5" draw:id="id5" draw:layer="layout" svg:width="6.632cm" svg:height="3.104cm" svg:x="1.689cm" svg:y="8.896cm">
          <text:p text:style-name="P1">基于GLSL的</text:p>
          <text:p text:style-name="P1">材质系统</text:p>
        </draw:rect>
        <draw:rect draw:style-name="gr4" draw:text-style-name="P1" draw:layer="layout" svg:width="3.368cm" svg:height="4.696cm" svg:x="4.944cm" svg:y="4.2cm">
          <text:p text:style-name="P1"/>
          <text:p text:style-name="P1"/>
          <text:p text:style-name="P1">HLSL</text:p>
          <text:p text:style-name="P1">重编译器</text:p>
        </draw:rect>
        <draw:rect draw:style-name="gr5" draw:text-style-name="P1" draw:layer="layout" svg:width="3.254cm" svg:height="4.696cm" svg:x="1.747cm" svg:y="4.2cm">
          <text:p text:style-name="P1">GLSL</text:p>
          <text:p text:style-name="P1">运行库</text:p>
        </draw:rect>
        <draw:rect draw:style-name="gr6" draw:text-style-name="P1" draw:layer="layout" svg:width="2.615cm" svg:height="2.347cm" svg:x="5.697cm" svg:y="4.2cm">
          <text:p text:style-name="P1">HLSL</text:p>
          <text:p text:style-name="P1">运行库</text:p>
        </draw:rect>
        <draw:rect draw:style-name="gr7" draw:text-style-name="P1" draw:layer="layout" svg:width="3.455cm" svg:height="4.808cm" svg:x="13.298cm" svg:y="4.2cm">
          <text:p text:style-name="P1">OpenGL</text:p>
          <text:p text:style-name="P1">运行库</text:p>
        </draw:rect>
        <draw:rect draw:style-name="gr8" draw:text-style-name="P1" draw:layer="layout" svg:width="3.573cm" svg:height="4.785cm" svg:x="9.715cm" svg:y="4.2cm">
          <text:p text:style-name="P1"/>
          <text:p text:style-name="P1"/>
          <text:p text:style-name="P1">DirectX</text:p>
          <text:p text:style-name="P1">转换接口</text:p>
        </draw:rect>
        <draw:rect draw:style-name="gr9" draw:text-style-name="P1" draw:layer="layout" svg:width="2.976cm" svg:height="2.346cm" svg:x="9.683cm" svg:y="4.2cm">
          <text:p text:style-name="P1">DirectX</text:p>
          <text:p text:style-name="P1">运行库</text:p>
        </draw:rect>
        <draw:rect draw:style-name="gr10" draw:text-style-name="P1" xml:id="id4" draw:id="id4" draw:layer="layout" svg:width="5.968cm" svg:height="2.971cm" svg:x="10.2cm" svg:y="15.129cm">
          <text:p text:style-name="P1">线程调度系统</text:p>
        </draw:rect>
        <draw:rect draw:style-name="gr11" draw:text-style-name="P1" xml:id="id1" draw:id="id1" draw:layer="layout" svg:width="5.305cm" svg:height="2.879cm" svg:x="10.5cm" svg:y="19.8cm">
          <text:p text:style-name="P1">V语言</text:p>
          <text:p text:style-name="P1">运行库</text:p>
        </draw:rect>
        <draw:rect draw:style-name="gr9" draw:text-style-name="P1" xml:id="id2" draw:id="id2" draw:layer="layout" svg:width="6.4cm" svg:height="3.157cm" svg:x="1.8cm" svg:y="16.543cm">
          <text:p text:style-name="P1">V语言</text:p>
          <text:p text:style-name="P1">垃圾收集器</text:p>
        </draw:rect>
        <draw:connector draw:style-name="gr12" draw:text-style-name="P1" draw:layer="layout" draw:type="curve" svg:x1="10.5cm" svg:y1="21.239cm" svg:x2="8.2cm" svg:y2="18.121cm" draw:start-shape="id1" draw:start-glue-point="3" draw:end-shape="id2" draw:end-glue-point="1" svg:d="m10500 21239c-1725 0-575-3118-2300-3118">
          <text:p/>
        </draw:connector>
        <draw:connector draw:style-name="gr12" draw:text-style-name="P1" draw:layer="layout" draw:type="curve" svg:x1="5cm" svg:y1="16.543cm" svg:x2="5.037cm" svg:y2="15.35cm" draw:start-shape="id2" draw:start-glue-point="0" draw:end-shape="id3" svg:d="m5000 16543c0-894 37-298 37-1193">
          <text:p/>
        </draw:connector>
        <draw:connector draw:style-name="gr13" draw:text-style-name="P1" draw:layer="layout" draw:type="curve" svg:x1="13.184cm" svg:y1="18.1cm" svg:x2="13.152cm" svg:y2="19.8cm" draw:start-shape="id4" draw:start-glue-point="2" draw:end-shape="id1" draw:end-glue-point="0" svg:d="m13184 18100c0 1275-32 425-32 1700">
          <text:p/>
        </draw:connector>
        <draw:connector draw:style-name="gr12" draw:text-style-name="P1" draw:layer="layout" draw:type="curve" svg:x1="5.005cm" svg:y1="12cm" svg:x2="5.037cm" svg:y2="13.4cm" draw:start-shape="id5" draw:start-glue-point="2" draw:end-shape="id3" draw:end-glue-point="0" svg:d="m5005 12000c0 1050 32 350 32 1400">
          <text:p/>
        </draw:connector>
        <draw:connector draw:style-name="gr12" draw:text-style-name="P1" draw:layer="layout" draw:type="curve" svg:x1="13.184cm" svg:y1="15.129cm" svg:x2="13.247cm" svg:y2="12cm" draw:start-shape="id4" draw:start-glue-point="0" draw:end-shape="id6" svg:d="m13184 15129c0-2346 63-782 63-3129">
          <text:p/>
        </draw:connector>
        <draw:connector draw:style-name="gr12" draw:text-style-name="P1" draw:layer="layout" draw:type="curve" svg:x1="13.247cm" svg:y1="12cm" svg:x2="7.974cm" svg:y2="14.375cm" draw:start-shape="id6" draw:start-glue-point="2" draw:end-shape="id3" draw:end-glue-point="1" svg:d="m13247 12000c0 1584-1757 2375-5273 2375">
          <text:p/>
        </draw:connector>
        <draw:rect draw:style-name="gr14" draw:text-style-name="P1" xml:id="id7" draw:id="id7" draw:layer="layout" svg:width="3.789cm" svg:height="1.95cm" svg:x="17.6cm" svg:y="15.5cm">
          <text:p text:style-name="P1">GUI系统</text:p>
        </draw:rect>
        <draw:connector draw:style-name="gr12" draw:text-style-name="P1" draw:layer="layout" draw:type="curve" svg:x1="16.168cm" svg:y1="16.614cm" svg:x2="17.6cm" svg:y2="16.475cm" draw:start-shape="id4" draw:start-glue-point="1" draw:end-shape="id7" draw:end-glue-point="3" svg:d="m16168 16614c1074 0 358-139 1432-139">
          <text:p/>
        </draw:connector>
        <draw:connector draw:style-name="gr12" draw:text-style-name="P1" draw:layer="layout" draw:type="curve" svg:x1="19.494cm" svg:y1="15.5cm" svg:x2="16.753cm" svg:y2="10.437cm" draw:start-shape="id7" draw:start-glue-point="0" draw:end-shape="id6" draw:end-glue-point="1" svg:d="m19494 15500c0-3376-913-5063-2741-5063">
          <text:p/>
        </draw:connector>
        <draw:rect draw:style-name="gr15" draw:text-style-name="P1" draw:layer="layout" svg:width="4.3cm" svg:height="2.7cm" svg:x="2.8cm" svg:y="20.1cm">
          <text:p/>
        </draw:rect>
        <draw:connector draw:style-name="gr12" draw:text-style-name="P1" draw:layer="layout" draw:type="curve" svg:x1="9.742cm" svg:y1="10.437cm" svg:x2="8.321cm" svg:y2="10.448cm" draw:start-shape="id6" draw:start-glue-point="3" draw:end-shape="id5" draw:end-glue-point="1" svg:d="m9742 10437c-1065 0-355 11-1421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9T11:37:26.12</meta:creation-date>
    <dc:date>2013-03-19T18:17:10.75</dc:date>
    <meta:editing-duration>PT6H24M7S</meta:editing-duration>
    <meta:editing-cycles>35</meta:editing-cycles>
    <meta:generator>OpenOffice.org/3.4.1$Win32 OpenOffice.org_project/341m1$Build-9593</meta:generator>
    <meta:document-statistic meta:object-count="23"/>
  </office:meta>
</office:document-meta>
</file>